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utiger LT Com 45 Light" svg:font-family="'Frutiger LT Com 45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paragraph-rsid="00089806" style:font-weight-asian="bold" style:font-weight-complex="bold"/>
    </style:style>
    <style:style style:name="P4" style:family="paragraph" style:parent-style-name="Standard">
      <style:text-properties style:font-name="Arial" officeooo:paragraph-rsid="00089806"/>
    </style:style>
    <style:style style:name="P5" style:family="paragraph" style:parent-style-name="Standard">
      <style:text-properties style:font-name="Frutiger LT Com 45 Light" officeooo:paragraph-rsid="00089806"/>
    </style:style>
    <style:style style:name="T1" style:family="text">
      <style:text-properties style:font-name="Frutiger LT Com 45 Light"/>
    </style:style>
    <style:style style:name="T2" style:family="text">
      <style:text-properties officeooo:rsid="0008f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<text:span text:style-name="T2">08</text:span>.1<text:span text:style-name="T2">2</text:span>.202<text:span text:style-name="T2">3</text:span></text:p>
      <text:p text:style-name="P1">Günter Saur</text:p>
      <text:p text:style-name="P1">Hohenzollernstr. 17</text:p>
      <text:p text:style-name="P1">76135 Karlsruhe</text:p>
      <text:p text:style-name="P1">E-Mail: guentersaur76@web.de</text:p>
      <text:p text:style-name="P1">Telefon: 0721 34062</text:p>
      <text:p text:style-name="P1"/>
      <text:p text:style-name="P1"/>
      <text:p text:style-name="P1"/>
      <text:p text:style-name="P1">Fraunhofer IOSB</text:p>
      <text:p text:style-name="P1">Abt. VID</text:p>
      <text:p text:style-name="P1">z.Hd. Norbert Heinze</text:p>
      <text:p text:style-name="P1">Fraunhoferstraße 1</text:p>
      <text:p text:style-name="P1">76131 Karlsruhe</text:p>
      <text:p text:style-name="P1"/>
      <text:p text:style-name="P1"/>
      <text:p text:style-name="P1"/>
      <text:p text:style-name="P2">Angebot</text:p>
      <text:p text:style-name="P1"/>
      <text:p text:style-name="P1">Sehr geehrte Damen und Herren,</text:p>
      <text:p text:style-name="P1"/>
      <text:p text:style-name="P1">für die Bildauswertung in Luftbildaufnahmen kann ich Ihnen folgende Beratungsleistung anbieten:</text:p>
      <text:p text:style-name="P1"/>
      <text:p text:style-name="P1">Titel:</text:p>
      <text:p text:style-name="P2">Beratung bzgl. Bewertung von Videoauswerteverfahren für UAS und Video Change Detection</text:p>
      <text:p text:style-name="P1"/>
      <text:p text:style-name="P2">Umfang: 10h/Monat</text:p>
      <text:p text:style-name="P3">Kosten/h: 50 Euro <text:span text:style-name="T1">zuzüglich gesetzliche Umsatzsteuer</text:span></text:p>
      <text:p text:style-name="P2">Zeitraum ist 1.12.202<text:span text:style-name="T2">3</text:span> - 30.11.202<text:span text:style-name="T2">4</text:span></text:p>
      <text:p text:style-name="P1"/>
      <text:p text:style-name="P4">Zahlungsweise: Monatlich</text:p>
      <text:p text:style-name="P5">Rechnungen werden aufgrund der Kleinunternehmerregelung umsatzsteuerfrei gestellt.</text:p>
      <text:p text:style-name="P4"/>
      <text:p text:style-name="P1"/>
      <text:p text:style-name="P1">Mein Fragebogen zur Selbständigkeit wird beigelegt.</text:p>
      <text:p text:style-name="P1"/>
      <text:p text:style-name="P1">Über Ihren Auftrag würde ich mich sehr freuen.</text:p>
      <text:p text:style-name="P1">Mit freundlichen Grüßen,</text:p>
      <text:p text:style-name="P1"/>
      <text:p text:style-name="P1"/>
      <text:p text:style-name="P1"/>
      <text:p text:style-name="P1"/>
      <text:p text:style-name="P1"/>
      <text:p text:style-name="P1">gez. Günter Saur</text:p>
      <text:p text:style-name="P1"/>
      <text:p text:style-name="P1">________________________________</text:p>
      <text:p text:style-name="P1">Bankverbindung: DE44 6609 0800 0003 8801 25 / GENODE61BB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utiger LT Com 45 Light" svg:font-family="'Frutiger LT Com 45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3:16:30.976652219</meta:creation-date>
    <dc:date>2023-12-17T20:48:14.814036394</dc:date>
    <meta:editing-duration>PT8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04" meta:character-count="849" meta:non-whitespace-character-count="761"/>
  </office:meta>
</office:document-meta>
</file>